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715cm" svg:height="1.778cm" svg:x="11.414cm" svg:y="1.635cm">
          <text:p text:style-name="P1"><text:span text:style-name="T1">AbstractProbl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8.255cm" svg:height="1.905cm" svg:x="5.318cm" svg:y="5.191cm">
          <text:p text:style-name="P1"><text:span text:style-name="T1">AbstractCircleProbl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8.205cm" svg:height="1.905cm" svg:x="14.258cm" svg:y="5.191cm">
          <text:p text:style-name="P1"><text:span text:style-name="T1">AbstractKnapsackProbl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096cm" svg:height="1.27cm" svg:x="2.778cm" svg:y="9.001cm">
          <text:p text:style-name="P1"><text:span text:style-name="T1">CircleProblem1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731cm" svg:height="1.27cm" svg:x="10.017cm" svg:y="9.001cm">
          <text:p text:style-name="P1"><text:span text:style-name="T1">CircleProblem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477cm" svg:height="1.397cm" svg:x="6.207cm" svg:y="10.906cm">
          <text:p text:style-name="P1"><text:span text:style-name="T1">CircleProblem2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0.348cm" svg:height="1.524cm" svg:x="10.271cm" svg:y="14.97cm">
          <text:p text:style-name="P1"><text:span text:style-name="T1">KnapsackWeightValueProbl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2.192cm" svg:height="1.778cm" svg:x="17.256cm" svg:y="12.049cm">
          <text:p text:style-name="P1"><text:span text:style-name="T1">KnapsackWeightValueVolumeProblem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445cm" svg:y1="7.096cm" svg:x2="5.826cm" svg:y2="9.001cm" draw:start-shape="id1" draw:start-glue-point="2" draw:end-shape="id2" draw:end-glue-point="0" svg:d="m9445 7096v952h-3619v953" svg:viewBox="0 0 3620 1906">
          <text:p/>
        </draw:connector>
        <draw:connector draw:style-name="gr2" draw:text-style-name="P2" draw:layer="layout" svg:x1="13.382cm" svg:y1="9.001cm" svg:x2="9.445cm" svg:y2="7.096cm" draw:start-shape="id3" draw:start-glue-point="0" draw:end-shape="id1" draw:end-glue-point="2" svg:d="m13382 9001v-953h-3937v-952" svg:viewBox="0 0 3938 1906">
          <text:p/>
        </draw:connector>
        <draw:connector draw:style-name="gr2" draw:text-style-name="P2" draw:layer="layout" svg:x1="9.445cm" svg:y1="10.906cm" svg:x2="9.445cm" svg:y2="7.096cm" draw:start-shape="id4" draw:start-glue-point="0" draw:end-shape="id1" draw:end-glue-point="2" svg:d="m9445 10906v-3810" svg:viewBox="0 0 1 3811">
          <text:p/>
        </draw:connector>
        <draw:connector draw:style-name="gr2" draw:text-style-name="P2" draw:layer="layout" svg:x1="9.445cm" svg:y1="5.191cm" svg:x2="14.271cm" svg:y2="3.413cm" draw:start-shape="id1" draw:start-glue-point="0" draw:end-shape="id5" draw:end-glue-point="2" svg:d="m9445 5191v-889h4826v-889" svg:viewBox="0 0 4827 1779">
          <text:p/>
        </draw:connector>
        <draw:connector draw:style-name="gr2" draw:text-style-name="P2" draw:layer="layout" svg:x1="18.36cm" svg:y1="5.191cm" svg:x2="14.271cm" svg:y2="3.413cm" draw:start-shape="id6" draw:start-glue-point="0" draw:end-shape="id5" draw:end-glue-point="2" svg:d="m18360 5191v-889h-4089v-889" svg:viewBox="0 0 4090 1779">
          <text:p/>
        </draw:connector>
        <draw:connector draw:style-name="gr2" draw:text-style-name="P2" draw:layer="layout" svg:x1="18.36cm" svg:y1="7.096cm" svg:x2="15.445cm" svg:y2="14.97cm" draw:start-shape="id6" draw:start-glue-point="2" draw:end-shape="id7" svg:d="m18360 7096v3937h-2915v3937" svg:viewBox="0 0 2916 7875">
          <text:p/>
        </draw:connector>
        <draw:connector draw:style-name="gr2" draw:text-style-name="P2" draw:layer="layout" svg:x1="23.352cm" svg:y1="12.049cm" svg:x2="18.36cm" svg:y2="7.096cm" draw:start-shape="id8" draw:start-glue-point="0" draw:end-shape="id6" draw:end-glue-point="2" svg:d="m23352 12049v-2477h-4992v-2476" svg:viewBox="0 0 4993 4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18T11:26:58</meta:creation-date>
    <dc:date>2013-11-18T12:24:33</dc:date>
    <dc:creator>falense </dc:creator>
    <meta:editing-duration>P0D</meta:editing-duration>
    <meta:editing-cycles>1</meta:editing-cycles>
    <meta:document-statistic meta:object-count="15"/>
    <meta:generator>LibreOffice/4.0.2.2$Linux_X86_64 LibreOffice_project/400m0$Build-2</meta:generator>
  </office:meta>
</office:document-meta>
</file>